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41cm" style:rel-column-width="2500*"/>
    </style:style>
    <style:style style:name="Table1.B" style:family="table-column">
      <style:table-column-properties style:column-width="12.591cm" style:rel-column-width="7138*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51cm" style:rel-column-width="16383*"/>
    </style:style>
    <style:style style:name="Table3.B" style:family="table-column">
      <style:table-column-properties style:column-width="12.751cm" style:rel-column-width="49149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7.408cm" style:rel-column-width="4200*"/>
    </style:style>
    <style:style style:name="Table4.B" style:family="table-column">
      <style:table-column-properties style:column-width="9.592cm" style:rel-column-width="5438*"/>
    </style:style>
    <style:style style:name="Table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101cm" style:rel-column-width="2325*"/>
    </style:style>
    <style:style style:name="Table5.B" style:family="table-column">
      <style:table-column-properties style:column-width="12.899cm" style:rel-column-width="7313*"/>
    </style:style>
    <style:style style:name="Table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404cm" style:rel-column-width="1363*"/>
    </style:style>
    <style:style style:name="Table6.B" style:family="table-column">
      <style:table-column-properties style:column-width="14.596cm" style:rel-column-width="8275*"/>
    </style:style>
    <style:style style:name="Table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df159" officeooo:paragraph-rsid="00020352" style:font-weight-asian="bold" style:font-weight-complex="bold"/>
    </style:style>
    <style:style style:name="P2" style:family="paragraph" style:parent-style-name="Standard">
      <style:text-properties fo:font-weight="bold" officeooo:rsid="000df159" officeooo:paragraph-rsid="0005fecc" style:font-weight-asian="bold" style:font-weight-complex="bold"/>
    </style:style>
    <style:style style:name="P3" style:family="paragraph" style:parent-style-name="Standard">
      <style:text-properties fo:font-weight="bold" officeooo:rsid="000df159" officeooo:paragraph-rsid="00086fd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20352" officeooo:paragraph-rsid="00020352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20352" officeooo:paragraph-rsid="0002bf4f" style:font-weight-asian="bold" style:font-weight-complex="bold"/>
    </style:style>
    <style:style style:name="P6" style:family="paragraph" style:parent-style-name="Standard">
      <style:text-properties fo:font-weight="bold" officeooo:rsid="0002bf4f" officeooo:paragraph-rsid="0002bf4f" style:font-weight-asian="bold" style:font-weight-complex="bold"/>
    </style:style>
    <style:style style:name="P7" style:family="paragraph" style:parent-style-name="Standard">
      <style:text-properties fo:font-weight="bold" officeooo:rsid="00086fdc" officeooo:paragraph-rsid="00086fdc" style:font-weight-asian="bold" style:font-weight-complex="bold"/>
    </style:style>
    <style:style style:name="P8" style:family="paragraph" style:parent-style-name="Standard">
      <style:text-properties officeooo:rsid="0002bf4f" officeooo:paragraph-rsid="0002bf4f"/>
    </style:style>
    <style:style style:name="P9" style:family="paragraph" style:parent-style-name="Standard">
      <style:text-properties officeooo:rsid="000e0692" officeooo:paragraph-rsid="0003530b"/>
    </style:style>
    <style:style style:name="P10" style:family="paragraph" style:parent-style-name="Standard">
      <style:text-properties officeooo:rsid="0019bd0d" officeooo:paragraph-rsid="0003530b"/>
    </style:style>
    <style:style style:name="P11" style:family="paragraph" style:parent-style-name="Standard">
      <style:text-properties officeooo:rsid="0025eb9f" officeooo:paragraph-rsid="000ef785"/>
    </style:style>
    <style:style style:name="P12" style:family="paragraph" style:parent-style-name="Standard" style:list-style-name="L4">
      <style:text-properties officeooo:rsid="0037ec82" officeooo:paragraph-rsid="00156bf5"/>
    </style:style>
    <style:style style:name="P13" style:family="paragraph" style:parent-style-name="Standard" style:list-style-name="L5">
      <style:text-properties officeooo:rsid="003ac16a" officeooo:paragraph-rsid="00156bf5"/>
    </style:style>
    <style:style style:name="P14" style:family="paragraph" style:parent-style-name="Standard" style:list-style-name="L7">
      <style:text-properties officeooo:rsid="00286e0e" officeooo:paragraph-rsid="00156bf5"/>
    </style:style>
    <style:style style:name="P15" style:family="paragraph" style:parent-style-name="Standard">
      <style:text-properties officeooo:rsid="00156bf5" officeooo:paragraph-rsid="00156bf5"/>
    </style:style>
    <style:style style:name="P16" style:family="paragraph" style:parent-style-name="Standard" style:list-style-name="L8">
      <style:text-properties officeooo:rsid="00156bf5" officeooo:paragraph-rsid="00156bf5"/>
    </style:style>
    <style:style style:name="P17" style:family="paragraph" style:parent-style-name="Standard" style:list-style-name="L9">
      <style:text-properties officeooo:rsid="00156bf5" officeooo:paragraph-rsid="00156bf5"/>
    </style:style>
    <style:style style:name="P18" style:family="paragraph" style:parent-style-name="Standard">
      <style:text-properties officeooo:rsid="001acfbb" officeooo:paragraph-rsid="001acfbb"/>
    </style:style>
    <style:style style:name="P19" style:family="paragraph" style:parent-style-name="Table_20_Contents">
      <style:text-properties officeooo:rsid="0003530b" officeooo:paragraph-rsid="0003530b"/>
    </style:style>
    <style:style style:name="P20" style:family="paragraph" style:parent-style-name="Table_20_Contents">
      <style:text-properties fo:font-weight="bold" officeooo:rsid="0002bf4f" officeooo:paragraph-rsid="0002bf4f" style:font-weight-asian="bold" style:font-weight-complex="bold"/>
    </style:style>
    <style:style style:name="P21" style:family="paragraph" style:parent-style-name="Table_20_Contents">
      <style:text-properties fo:font-weight="bold" officeooo:rsid="00160c0d" officeooo:paragraph-rsid="00160c0d" style:font-weight-asian="bold" style:font-weight-complex="bold"/>
    </style:style>
    <style:style style:name="P22" style:family="paragraph" style:parent-style-name="Table_20_Contents">
      <style:text-properties officeooo:rsid="00099d09" officeooo:paragraph-rsid="00099d09"/>
    </style:style>
    <style:style style:name="P23" style:family="paragraph" style:parent-style-name="Table_20_Contents">
      <style:text-properties officeooo:rsid="000b71c3" officeooo:paragraph-rsid="001145d3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text-properties officeooo:rsid="000df93f" officeooo:paragraph-rsid="000df93f"/>
    </style:style>
    <style:style style:name="P26" style:family="paragraph" style:parent-style-name="Table_20_Contents" style:list-style-name="L2">
      <style:text-properties officeooo:rsid="000df93f" officeooo:paragraph-rsid="000df93f"/>
    </style:style>
    <style:style style:name="P27" style:family="paragraph" style:parent-style-name="Table_20_Contents" style:list-style-name="L3">
      <style:text-properties officeooo:rsid="000df93f" officeooo:paragraph-rsid="000df93f"/>
    </style:style>
    <style:style style:name="P28" style:family="paragraph" style:parent-style-name="Table_20_Contents">
      <style:text-properties officeooo:rsid="00156bf5" officeooo:paragraph-rsid="00156bf5"/>
    </style:style>
    <style:style style:name="P29" style:family="paragraph" style:parent-style-name="Table_20_Contents">
      <style:text-properties officeooo:rsid="00160c0d" officeooo:paragraph-rsid="00160c0d"/>
    </style:style>
    <style:style style:name="P30" style:family="paragraph" style:parent-style-name="Table_20_Contents">
      <style:text-properties fo:font-style="italic" officeooo:rsid="00099d09" officeooo:paragraph-rsid="00099d09" style:font-style-asian="italic" style:font-style-complex="italic"/>
    </style:style>
    <style:style style:name="T1" style:family="text">
      <style:text-properties officeooo:rsid="0021d85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ee4ed"/>
    </style:style>
    <style:style style:name="T4" style:family="text">
      <style:text-properties officeooo:rsid="001e09f7"/>
    </style:style>
    <style:style style:name="T5" style:family="text">
      <style:text-properties officeooo:rsid="001cedb5"/>
    </style:style>
    <style:style style:name="T6" style:family="text">
      <style:text-properties officeooo:rsid="00047c7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63bd5" style:font-weight-asian="normal" style:font-weight-complex="normal"/>
    </style:style>
    <style:style style:name="T9" style:family="text">
      <style:text-properties fo:font-weight="normal" officeooo:rsid="0022bf6c" style:font-weight-asian="normal" style:font-weight-complex="normal"/>
    </style:style>
    <style:style style:name="T10" style:family="text">
      <style:text-properties fo:font-weight="normal" officeooo:rsid="0005fecc" style:font-weight-asian="normal" style:font-weight-complex="normal"/>
    </style:style>
    <style:style style:name="T11" style:family="text">
      <style:text-properties officeooo:rsid="000ce072"/>
    </style:style>
    <style:style style:name="T12" style:family="text">
      <style:text-properties officeooo:rsid="000df93f"/>
    </style:style>
    <style:style style:name="T13" style:family="text">
      <style:text-properties officeooo:rsid="000ef785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1012f7"/>
    </style:style>
    <style:style style:name="T16" style:family="text">
      <style:text-properties officeooo:rsid="001145d3"/>
    </style:style>
    <style:style style:name="T17" style:family="text">
      <style:text-properties officeooo:rsid="003ac16a"/>
    </style:style>
    <style:style style:name="T18" style:family="text">
      <style:text-properties officeooo:rsid="003c78d1"/>
    </style:style>
    <style:style style:name="T19" style:family="text">
      <style:text-properties officeooo:rsid="003e89be"/>
    </style:style>
    <style:style style:name="T20" style:family="text">
      <style:text-properties officeooo:rsid="001ac91f"/>
    </style:style>
    <style:style style:name="T21" style:family="text">
      <style:text-properties officeooo:rsid="001acfbb"/>
    </style:style>
    <style:style style:name="T22" style:family="text">
      <style:text-properties officeooo:rsid="001e68dc"/>
    </style:style>
    <text:list-style style:name="L1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niversidade Federal do Ceará</text:p>
      <text:p text:style-name="P1">Programa de Pós-Graduação em Engenharia de Teleinformática</text:p>
      <text:p text:style-name="P1">TIP8415 – Engenharia de Software</text:p>
      <text:p text:style-name="P5">Protocolo de Revisão Sistemática – Maio/2019</text:p>
      <text:p text:style-name="P4"/>
      <text:p text:style-name="P6">1. Informações Gerais</text:p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Título</text:p>
          </table:table-cell>
          <table:table-cell table:style-name="Table1.B1" office:value-type="string">
            <text:p text:style-name="P19">Reconhecimento Facial em Nuvens de Pontos: Uma Revisão Sistemática</text:p>
          </table:table-cell>
        </table:table-row>
        <table:table-row>
          <table:table-cell table:style-name="Table1.A2" office:value-type="string">
            <text:p text:style-name="P20">Pesquisadores</text:p>
          </table:table-cell>
          <table:table-cell table:style-name="Table1.B4" office:value-type="string">
            <text:p text:style-name="P19">Artur Rodrigues Rocha Neto, José Marques Soares</text:p>
          </table:table-cell>
        </table:table-row>
        <table:table-row>
          <table:table-cell table:style-name="Table1.A2" office:value-type="string">
            <text:p text:style-name="P20">Descrição do Problema</text:p>
          </table:table-cell>
          <table:table-cell table:style-name="Table1.B4" office:value-type="string">
            <text:p text:style-name="P9">Nuvens de pontos são estruturas de dados que armazenam informações espaciais em 3 dimensões e representam uma alternativa robusta às imagens bidimensionais em diversas aplicações, como <text:span text:style-name="T1">por exemplo</text:span> reconhecimento facial. <text:span text:style-name="T3">O</text:span> aumento na popularidade <text:span text:style-name="T1">do uso</text:span> <text:span text:style-name="T3">de nuvens de pontos para reconhecimento facial faz necessária uma síntese da sua produção científica afim de esclarecer questões de pesquisa pertinentes.</text:span></text:p>
          </table:table-cell>
        </table:table-row>
        <table:table-row>
          <table:table-cell table:style-name="Table1.A2" office:value-type="string">
            <text:p text:style-name="P20">Objetivo</text:p>
          </table:table-cell>
          <table:table-cell table:style-name="Table1.B4" office:value-type="string">
            <text:p text:style-name="P10"><text:span text:style-name="T6">Compilar os métodos</text:span>, <text:span text:style-name="T5">artefatos, experimentos e resultados</text:span> <text:span text:style-name="T6">d</text:span>a literatura <text:span text:style-name="T4">recente (2015-presente) no campo do</text:span> reconhecimento faci<text:span text:style-name="T5">a</text:span>l usando nuvens de pontos.</text:p>
          </table:table-cell>
        </table:table-row>
      </table:table>
      <text:p text:style-name="Standard"/>
      <text:p text:style-name="P6">2. Questões de Pesquisa</text:p>
      <text:p text:style-name="P8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<text:span text:style-name="T8">Quais bases de dados são mais utilizadas?</text:span></text:p>
          </table:table-cell>
        </table:table-row>
        <table:table-row>
          <table:table-cell table:style-name="Table2.A2" office:value-type="string">
            <text:p text:style-name="P2"><text:span text:style-name="T8">Quais passos de pré-processamento nas nuvens são mais comumente usados?</text:span></text:p>
          </table:table-cell>
        </table:table-row>
        <table:table-row>
          <table:table-cell table:style-name="Table2.A2" office:value-type="string">
            <text:p text:style-name="P2"><text:span text:style-name="T8">Quais descritores/atributos são normalmente extraídos?</text:span></text:p>
          </table:table-cell>
        </table:table-row>
        <table:table-row>
          <table:table-cell table:style-name="Table2.A2" office:value-type="string">
            <text:p text:style-name="P2"><text:span text:style-name="T8">Quais experimentos são usados para medir a qualidade das técnicas?</text:span></text:p>
          </table:table-cell>
        </table:table-row>
        <table:table-row>
          <table:table-cell table:style-name="Table2.A2" office:value-type="string">
            <text:p text:style-name="P7"><text:span text:style-name="T8">Q</text:span><text:span text:style-name="T7">uais as métricas de qualidade calculadas?</text:span></text:p>
          </table:table-cell>
        </table:table-row>
        <table:table-row>
          <table:table-cell table:style-name="Table2.A2" office:value-type="string">
            <text:p text:style-name="P3"><text:span text:style-name="T8">Quais </text:span><text:span text:style-name="T10">modelos de predição</text:span><text:span text:style-name="T8"> </text:span><text:span text:style-name="T9">são</text:span><text:span text:style-name="T8"> normalmente escolhidos?</text:span></text:p>
          </table:table-cell>
        </table:table-row>
      </table:table>
      <text:p text:style-name="P8"/>
      <text:p text:style-name="P6">3. Identificação de Estudos</text:p>
      <text:p text:style-name="P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0">Palavras-chave</text:p>
          </table:table-cell>
          <table:table-cell table:style-name="Table3.B1" office:value-type="string">
            <text:p text:style-name="P20">Sinônimos</text:p>
          </table:table-cell>
        </table:table-row>
        <table:table-row>
          <table:table-cell table:style-name="Table3.A2" office:value-type="string">
            <text:p text:style-name="P30">Point cloud</text:p>
          </table:table-cell>
          <table:table-cell table:style-name="Table3.B2" office:value-type="string">
            <text:p text:style-name="P23"><text:span text:style-name="T16">3d face*, 3-d face*, three dimensional face*</text:span></text:p>
          </table:table-cell>
        </table:table-row>
        <table:table-row>
          <table:table-cell table:style-name="Table3.A2" office:value-type="string">
            <text:p text:style-name="P30">Face</text:p>
          </table:table-cell>
          <table:table-cell table:style-name="Table3.B2" office:value-type="string">
            <text:p text:style-name="P22"><text:span text:style-name="T11">f</text:span>acial, person, individual</text:p>
          </table:table-cell>
        </table:table-row>
        <table:table-row>
          <table:table-cell table:style-name="Table3.A2" office:value-type="string">
            <text:p text:style-name="P30">Recognition</text:p>
          </table:table-cell>
          <table:table-cell table:style-name="Table3.B2" office:value-type="string">
            <text:p text:style-name="P22"><text:span text:style-name="T11">i</text:span>dentification</text:p>
          </table:table-cell>
        </table:table-row>
      </table:table>
      <text:p text:style-name="P8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0">String de busca genérica</text:p>
          </table:table-cell>
          <table:table-cell table:style-name="Table4.B1" office:value-type="string">
            <text:p text:style-name="P24">("point cloud" OR "3d face" OR "3d faces" OR "3-d face" OR "3-d faces" OR "three dimensional face" OR "three dimensional faces")</text:p>
            <text:p text:style-name="P24">AND</text:p>
            <text:p text:style-name="P24">("facial" OR "person" OR "individual")</text:p>
            <text:p text:style-name="P24">AND</text:p>
            <text:p text:style-name="P24">("recognition" OR "identification")</text:p>
          </table:table-cell>
        </table:table-row>
        <table:table-row>
          <table:table-cell table:style-name="Table4.A2" office:value-type="string">
            <text:p text:style-name="P20">Critérios de <text:span text:style-name="T12">escolha</text:span> das fontes de busca</text:p>
          </table:table-cell>
          <table:table-cell table:style-name="Table4.B5" office:value-type="string">
            <text:p text:style-name="P25">As fontes de busca foram escolhidas por serem de amplo uso na comunidade científica e por serem assinadas como parceiras da CAPES.</text:p>
          </table:table-cell>
        </table:table-row>
        <text:soft-page-break/>
        <table:table-row>
          <table:table-cell table:style-name="Table4.A2" office:value-type="string">
            <text:p text:style-name="P20">Fontes de Busca</text:p>
          </table:table-cell>
          <table:table-cell table:style-name="Table4.B5" office:value-type="string">
            <text:list xml:id="list1620148178" text:style-name="L2">
              <text:list-item>
                <text:p text:style-name="P26">IEEE Xplore Digital Library</text:p>
              </text:list-item>
              <text:list-item>
                <text:p text:style-name="P26">ACM Digital Library</text:p>
              </text:list-item>
              <text:list-item>
                <text:p text:style-name="P26">Scopus</text:p>
              </text:list-item>
              <text:list-item>
                <text:p text:style-name="P26">Web of Science</text:p>
              </text:list-item>
            </text:list>
          </table:table-cell>
        </table:table-row>
        <table:table-row>
          <table:table-cell table:style-name="Table4.A2" office:value-type="string">
            <text:p text:style-name="P20">Estratégia de Busca</text:p>
          </table:table-cell>
          <table:table-cell table:style-name="Table4.B5" office:value-type="string">
            <text:list xml:id="list1206067401" text:style-name="L3">
              <text:list-item>
                <text:p text:style-name="P27">Definição das strings de busca <text:span text:style-name="T13">específicas por fonte de busca</text:span> com base nas palavras-chave e seus sinônimos</text:p>
              </text:list-item>
              <text:list-item>
                <text:p text:style-name="P27">Aplicação das strings de busca nas <text:span text:style-name="T13">fontes</text:span> escolhidas</text:p>
              </text:list-item>
            </text:list>
          </table:table-cell>
        </table:table-row>
        <table:table-row>
          <table:table-cell table:style-name="Table4.A2" office:value-type="string">
            <text:p text:style-name="P20">Artigos de Controle</text:p>
          </table:table-cell>
          <table:table-cell table:style-name="Table4.B5" office:value-type="string">
            <text:p text:style-name="P11"><text:span text:style-name="T2">H. Li, D. Huang, J.-M. Morvan, Y. Wang, and L. Chen</text:span>, <text:span text:style-name="T14">“Towards 3d face recognition in the real: A registration-free approach using fine-grained matching of 3D keypoint descriptors”</text:span>, Int. J. Comput. Vis., vol. 113, no. 2, pp. 128–142, Jun. 2015.</text:p>
            <text:p text:style-name="P11"/>
            <text:p text:style-name="P11"><text:span text:style-name="T2">M. Emambakhsh and A. Evans</text:span>, <text:span text:style-name="T14">“Nasal patches and curves for expression-robust 3D face recognition”</text:span>, IEEE Trans. Pattern Anal. Mach. Intell., vol. 39, no. 5, pp. 995–1007, May 2017.</text:p>
            <text:p text:style-name="P11"/>
            <text:p text:style-name="P11"><text:span text:style-name="T2">Siqueira, R. S., Alexandre, G. R., Soares, J. M., &amp; The, G. A. P.</text:span> Triaxial Slicing for 3-D Face Recognition From Adapted Rotational Invariants Spatial Moments and Minimal Keypoints Dependence. IEEE Robotics and Automation Letters, 3(4), 3513–3520, <text:span text:style-name="T15">2018</text:span></text:p>
          </table:table-cell>
        </table:table-row>
      </table:table>
      <text:p text:style-name="P8"/>
      <text:p text:style-name="P6">4. Seleção e Avaliação de Estudos</text:p>
      <text:p text:style-name="P8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">Critérios de Inclusão</text:p>
          </table:table-cell>
          <table:table-cell table:style-name="Table5.B1" office:value-type="string">
            <text:list xml:id="list165259754" text:style-name="L4">
              <text:list-item>
                <text:p text:style-name="P12">Estudo apresenta técnica <text:span text:style-name="T17">ou </text:span>método de reconhecimento facial usando nuvens de pontos</text:p>
              </text:list-item>
              <text:list-item>
                <text:p text:style-name="P12">Estudo propõe uma aplicação ou sistema que faz uso de técnicas <text:span text:style-name="T17">ou </text:span>métodos de reconhecimento facial usando nuvens de pontos</text:p>
              </text:list-item>
            </text:list>
          </table:table-cell>
        </table:table-row>
        <table:table-row>
          <table:table-cell table:style-name="Table5.A2" office:value-type="string">
            <text:p text:style-name="P20">Critérios de Exclusão</text:p>
          </table:table-cell>
          <table:table-cell table:style-name="Table5.B3" office:value-type="string">
            <text:list xml:id="list2375801571" text:style-name="L5">
              <text:list-item>
                <text:p text:style-name="P13">Texto do estudo não está disponível na íntegra</text:p>
              </text:list-item>
              <text:list-item>
                <text:p text:style-name="P13">Texto do estudo não está disponível em inglês</text:p>
              </text:list-item>
              <text:list-item>
                <text:p text:style-name="P13">Estudo não cita a base de dados usada nos experimentos de classificação</text:p>
              </text:list-item>
              <text:list-item>
                <text:p text:style-name="P13">Estudo fora do intervalo de tempo escolhido (<text:span text:style-name="T18">janeiro de </text:span>201<text:span text:style-name="T20">5</text:span>, <text:span text:style-name="T18">março de </text:span>2019)</text:p>
              </text:list-item>
              <text:list-item>
                <text:p text:style-name="P13">Estudo faz uso de descritores oriundos de informação 2D</text:p>
              </text:list-item>
              <text:list-item>
                <text:p text:style-name="P13">Estudo duplicado</text:p>
              </text:list-item>
              <text:list-item>
                <text:p text:style-name="P13">Estudo trata do reconhecimento de expressões faciais e não de indivíduos independente da expressão</text:p>
              </text:list-item>
              <text:list-item>
                <text:p text:style-name="P13">Estudo é do tipo descrição de um curso, nota de aula, patente, editorial, resumo de palestra, tutorial, survey, review, <text:span text:style-name="T19">tese ou dissertação</text:span></text:p>
              </text:list-item>
              <text:list-item>
                <text:p text:style-name="P13">Estudo não apresenta os critérios de inclusão 1 e 2</text:p>
              </text:list-item>
            </text:list>
          </table:table-cell>
        </table:table-row>
        <table:table-row>
          <table:table-cell table:style-name="Table5.A2" office:value-type="string">
            <text:p text:style-name="P20">Estratégia de Seleção</text:p>
          </table:table-cell>
          <table:table-cell table:style-name="Table5.B3" office:value-type="string">
            <text:p text:style-name="P28">Todas as etapas de análise usam como referência os critérios de inclusão e exclusão.</text:p>
            <text:p text:style-name="P28"/>
            <text:p text:style-name="P28"><text:soft-page-break/>ANÁLISE 1:</text:p>
            <text:list xml:id="list1136087883" text:style-name="L7">
              <text:list-item>
                <text:p text:style-name="P14">Seleção com base na leitura de título e abstract</text:p>
              </text:list-item>
            </text:list>
            <text:p text:style-name="P15">ANÁLISE 2:</text:p>
            <text:list xml:id="list2304521383" text:style-name="L8">
              <text:list-item>
                <text:p text:style-name="P16">Seleção com base na leitura de introdução, resultados e conclusão</text:p>
              </text:list-item>
            </text:list>
            <text:p text:style-name="P15">ANÁLISE 3:</text:p>
            <text:list xml:id="list3340742081" text:style-name="L9">
              <text:list-item>
                <text:p text:style-name="P17">Leitura completa e aplicação do formulário de extração de dados</text:p>
              </text:list-item>
            </text:list>
          </table:table-cell>
        </table:table-row>
      </table:table>
      <text:p text:style-name="P8"/>
      <text:p text:style-name="P6">5. <text:span text:style-name="T21">Formulário de Extração de Dados</text:span></text:p>
      <text:p text:style-name="P8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1">Metadados</text:p>
          </table:table-cell>
          <table:table-cell table:style-name="Table6.B1" office:value-type="string">
            <text:p text:style-name="P29">Título, autores, ano, fonte, <text:span text:style-name="T22">tipo (método, aplicação)</text:span></text:p>
          </table:table-cell>
        </table:table-row>
        <table:table-row>
          <table:table-cell table:style-name="Table6.A2" office:value-type="string">
            <text:p text:style-name="P21">Artefatos</text:p>
          </table:table-cell>
          <table:table-cell table:style-name="Table6.B3" office:value-type="string">
            <text:p text:style-name="P29">Base de dados, etapas de pré-processamento, modelos preditivos, número de keypoints, keypoints, experimentos de validação</text:p>
          </table:table-cell>
        </table:table-row>
        <table:table-row>
          <table:table-cell table:style-name="Table6.A2" office:value-type="string">
            <text:p text:style-name="P21">Resultados</text:p>
          </table:table-cell>
          <table:table-cell table:style-name="Table6.B3" office:value-type="string">
            <text:p text:style-name="P29">Taxas de reconhecimento, métricas de qualidade</text:p>
          </table:table-cell>
        </table:table-row>
      </table:table>
      <text:p text:style-name="P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3:04:53.859065477</meta:creation-date>
    <dc:date>2019-05-04T17:19:18.487756847</dc:date>
    <meta:editing-duration>PT3H13M40S</meta:editing-duration>
    <meta:editing-cycles>26</meta:editing-cycles>
    <meta:generator>LibreOffice/6.0.7.3$Linux_X86_64 LibreOffice_project/00m0$Build-3</meta:generator>
    <meta:document-statistic meta:table-count="6" meta:image-count="0" meta:object-count="0" meta:page-count="3" meta:paragraph-count="78" meta:word-count="663" meta:character-count="4269" meta:non-whitespace-character-count="3705"/>
  </office:meta>
</office:document-meta>
</file>